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text-underline-style="solid" style:text-underline-width="auto" style:text-underline-color="font-color" officeooo:rsid="000b9a7c"/>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0b9a7c" officeooo:paragraph-rsid="000b9a7c"/>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0b9a7c" officeooo:paragraph-rsid="000b9a7c"/>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4"/>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paragraph-properties fo:text-align="start" style:justify-single-word="false"/>
      <style:text-properties style:text-underline-style="solid" style:text-underline-width="auto" style:text-underline-color="font-color" officeooo:rsid="000b9a7c" officeooo:paragraph-rsid="000b9a7c"/>
    </style:style>
    <style:style style:name="P13" style:family="paragraph" style:parent-style-name="Text_20_body">
      <style:text-properties style:text-underline-style="solid" style:text-underline-width="auto" style:text-underline-color="font-color" officeooo:rsid="000b9a7c"/>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8">
      <style:paragraph-properties fo:margin-top="0in" fo:margin-bottom="0in" style:contextual-spacing="false"/>
    </style:style>
    <style:style style:name="P22" style:family="paragraph" style:parent-style-name="Text_20_body" style:list-style-name="L9"/>
    <style:style style:name="P23" style:family="paragraph" style:parent-style-name="Text_20_body" style:list-style-name="L9">
      <style:paragraph-properties fo:margin-top="0in" fo:margin-bottom="0in" style:contextual-spacing="false"/>
    </style:style>
    <style:style style:name="P24" style:family="paragraph" style:parent-style-name="Text_20_body" style:list-style-name="L10"/>
    <style:style style:name="P25" style:family="paragraph" style:parent-style-name="Text_20_body" style:list-style-name="L10">
      <style:paragraph-properties fo:margin-top="0in" fo:margin-bottom="0in" style:contextual-spacing="false"/>
    </style:style>
    <style:style style:name="P26" style:family="paragraph" style:parent-style-name="Text_20_body" style:list-style-name="L11"/>
    <style:style style:name="P27" style:family="paragraph" style:parent-style-name="Text_20_body" style:list-style-name="L11">
      <style:paragraph-properties fo:margin-top="0in" fo:margin-bottom="0in" style:contextual-spacing="false"/>
    </style:style>
    <style:style style:name="P28" style:family="paragraph" style:parent-style-name="Text_20_body" style:list-style-name="L12"/>
    <style:style style:name="P29" style:family="paragraph" style:parent-style-name="Text_20_body" style:list-style-name="L12">
      <style:paragraph-properties fo:margin-top="0in" fo:margin-bottom="0in" style:contextual-spacing="false"/>
    </style:style>
    <style:style style:name="P30" style:family="paragraph" style:parent-style-name="Text_20_body" style:list-style-name="L13"/>
    <style:style style:name="P31" style:family="paragraph" style:parent-style-name="Text_20_body" style:list-style-name="L13">
      <style:paragraph-properties fo:margin-top="0in" fo:margin-bottom="0in" style:contextual-spacing="false"/>
    </style:style>
    <style:style style:name="P32" style:family="paragraph" style:parent-style-name="Text_20_body" style:list-style-name="L14"/>
    <style:style style:name="P33" style:family="paragraph" style:parent-style-name="Text_20_body" style:list-style-name="L14">
      <style:paragraph-properties fo:margin-top="0in" fo:margin-bottom="0in" style:contextual-spacing="false"/>
    </style:style>
    <style:style style:name="T1" style:family="text">
      <style:text-properties style:text-underline-style="non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ats Interview</text:p>
      <text:p text:style-name="P3"><text:span text:style-name="T1"/></text:p>
      <text:p text:style-name="P12"><text:span text:style-name="T1">Alright! Let me walk you through the answers as if I'm explaining them confidently to an interviewer.</text:span></text:p>
      <text:p text:style-name="Horizontal_20_Line"/>
      <text:h text:style-name="Heading_20_3" text:outline-level="3"><text:span text:style-name="Strong_20_Emphasis">1. What is statistics, and why is it important in data science?</text:span></text:h>
      <text:p text:style-name="Text_20_body">Statistics is the branch of mathematics that deals with collecting, analyzing, interpreting, and presenting data. In data science, statistics is crucial because it helps us understand data patterns, make informed decisions, and validate our models. For example, using statistical methods, we can estimate population parameters, test hypotheses, and predict outcomes.</text:p>
      <text:p text:style-name="Horizontal_20_Line"/>
      <text:h text:style-name="Heading_20_3" text:outline-level="3"><text:span text:style-name="Strong_20_Emphasis">2. What is the difference between descriptive and inferential statistics?</text:span></text:h>
      <text:p text:style-name="Text_20_body">Descriptive statistics summarize and describe the main features of a dataset using measures like mean, median, mode, variance, and standard deviation. They provide a snapshot of the data.<text:line-break/>Inferential statistics, on the other hand, go beyond description. They allow us to make predictions or generalizations about a population based on a sample. Techniques like hypothesis testing, confidence intervals, and regression analysis fall under this category.</text:p>
      <text:p text:style-name="Text_20_body">For instance, calculating the average height of students in a class is descriptive, while predicting the average height of all students in a city based on that sample is inferential.</text:p>
      <text:p text:style-name="Horizontal_20_Line"/>
      <text:h text:style-name="Heading_20_3" text:outline-level="3"><text:span text:style-name="Strong_20_Emphasis">3. What are mean, median, and mode? How are they calculated?</text:span></text:h>
      <text:p text:style-name="Text_20_body">The <text:span text:style-name="Strong_20_Emphasis">mean</text:span> is the average of all the values, calculated as the sum of the values divided by the number of values.<text:line-break/>The <text:span text:style-name="Strong_20_Emphasis">median</text:span> is the middle value when the data is sorted in ascending order. If there’s an even number of observations, it’s the average of the two middle numbers.<text:line-break/>The <text:span text:style-name="Strong_20_Emphasis">mode</text:span> is the value that appears most frequently in the dataset.</text:p>
      <text:p text:style-name="Text_20_body">For example, in the data set [2, 4, 4, 6, 8], the mean is 4.8, the median is 4, and the mode is also 4.</text:p>
      <text:p text:style-name="Horizontal_20_Line"/>
      <text:h text:style-name="Heading_20_3" text:outline-level="3"><text:span text:style-name="Strong_20_Emphasis">4. What is variance and standard deviation?</text:span></text:h>
      <text:p text:style-name="Text_20_body">Variance measures how spread out the numbers in a dataset are. It is calculated as the average of the squared differences from the mean. Standard deviation is simply the square root of variance, and it gives us the spread in the same units as the data.<text:line-break/>A low standard deviation indicates that data points are close to the mean, while a high standard deviation means they are more spread out.</text:p>
      <text:p text:style-name="Horizontal_20_Line"/>
      <text:h text:style-name="Heading_20_3" text:outline-level="3"><text:soft-page-break/><text:span text:style-name="Strong_20_Emphasis">5. What is skewness and kurtosis?</text:span></text:h>
      <text:p text:style-name="Text_20_body"><text:span text:style-name="Strong_20_Emphasis">Skewness</text:span> measures the asymmetry of the data distribution. A positive skew means a long right tail, while a negative skew indicates a long left tail.<text:line-break/><text:span text:style-name="Strong_20_Emphasis">Kurtosis</text:span> measures the "tailedness" of the distribution. High kurtosis means heavy tails (more outliers), while low kurtosis indicates light tails.</text:p>
      <text:p text:style-name="Text_20_body">For instance, a normal distribution has zero skewness and kurtosis of 3.</text:p>
      <text:p text:style-name="Horizontal_20_Line"/>
      <text:h text:style-name="Heading_20_3" text:outline-level="3"><text:span text:style-name="Strong_20_Emphasis">6. What is probability?</text:span></text:h>
      <text:p text:style-name="Text_20_body">Probability is a measure of the likelihood of an event occurring. It ranges from 0 to 1, where 0 means the event will not happen, and 1 means it will definitely happen.<text:line-break/>For example, the probability of getting a head when flipping a fair coin is 0.5.</text:p>
      <text:p text:style-name="Horizontal_20_Line"/>
      <text:h text:style-name="Heading_20_3" text:outline-level="3"><text:span text:style-name="Strong_20_Emphasis">7. What is Bayes’ theorem, and how is it used?</text:span></text:h>
      <text:p text:style-name="Text_20_body">Bayes’ theorem calculates the probability of an event based on prior knowledge of related events. The formula is:</text:p>
      <text:p text:style-name="Text_20_body">P(A∣B)=P(B∣A)⋅P(A)P(B)P(A|B) = \frac{P(B|A) \cdot P(A)}{P(B)} </text:p>
      <text:p text:style-name="Text_20_body">It’s useful in situations where we update probabilities as new information becomes available, such as spam detection in emails.</text:p>
      <text:p text:style-name="Horizontal_20_Line"/>
      <text:h text:style-name="Heading_20_3" text:outline-level="3"><text:span text:style-name="Strong_20_Emphasis">8. What is a normal distribution, and what are its properties?</text:span></text:h>
      <text:p text:style-name="Text_20_body">A normal distribution is a continuous probability distribution that is symmetric around the mean. Its bell-shaped curve is defined by the mean (center) and standard deviation (spread).<text:line-break/>Properties include:</text:p>
      <text:list text:style-name="L1">
        <text:list-item>
          <text:p text:style-name="P5">The mean, median, and mode are all equal. </text:p>
        </text:list-item>
        <text:list-item>
          <text:p text:style-name="P4">It follows the <text:span text:style-name="Strong_20_Emphasis">68-95-99.7 rule</text:span>: About 68% of the data falls within one standard deviation of the mean, 95% within two, and 99.7% within three. </text:p>
        </text:list-item>
      </text:list>
      <text:p text:style-name="Horizontal_20_Line"/>
      <text:h text:style-name="Heading_20_3" text:outline-level="3"><text:span text:style-name="Strong_20_Emphasis">9. What is hypothesis testing, and why is it important?</text:span></text:h>
      <text:p text:style-name="Text_20_body">Hypothesis testing is a statistical method used to make decisions or inferences about a population based on sample data. It involves setting up a <text:span text:style-name="Strong_20_Emphasis">null hypothesis (H0)</text:span> and an <text:span text:style-name="Strong_20_Emphasis">alternative hypothesis (H1)</text:span> and then using statistical tests to determine whether to reject the null hypothesis.<text:line-break/>For example, we might test whether the average weight of apples from a farm differs from a known standard. Hypothesis testing helps us make data-driven decisions.</text:p>
      <text:p text:style-name="Horizontal_20_Line"/>
      <text:h text:style-name="Heading_20_3" text:outline-level="3"><text:soft-page-break/><text:span text:style-name="Strong_20_Emphasis">10. What are p-value and significance level (alpha)?</text:span></text:h>
      <text:p text:style-name="Text_20_body">The <text:span text:style-name="Strong_20_Emphasis">p-value</text:span> measures the probability of observing a result as extreme as, or more extreme than, the one obtained, assuming the null hypothesis is true. A low p-value (&lt; alpha, typically 0.05) indicates that the observed data is unlikely under the null hypothesis, leading to its rejection.<text:line-break/>The <text:span text:style-name="Strong_20_Emphasis">significance level (alpha)</text:span> is the threshold for rejecting the null hypothesis, commonly set at 0.05.</text:p>
      <text:p text:style-name="Horizontal_20_Line"/>
      <text:h text:style-name="Heading_20_3" text:outline-level="3"><text:span text:style-name="Strong_20_Emphasis">11. What is correlation, and how is it measured?</text:span></text:h>
      <text:p text:style-name="Text_20_body">Correlation measures the strength and direction of a linear relationship between two variables. The <text:span text:style-name="Strong_20_Emphasis">Pearson correlation coefficient (r)</text:span> ranges from -1 to 1:</text:p>
      <text:list text:style-name="L2">
        <text:list-item>
          <text:p text:style-name="P7">r=1r = 1: Perfect positive correlation </text:p>
        </text:list-item>
        <text:list-item>
          <text:p text:style-name="P7">r=−1r = -1: Perfect negative correlation </text:p>
        </text:list-item>
        <text:list-item>
          <text:p text:style-name="P6">r=0r = 0: No correlation </text:p>
        </text:list-item>
      </text:list>
      <text:p text:style-name="Text_20_body">For example, height and weight often have a positive correlation.</text:p>
      <text:p text:style-name="Horizontal_20_Line"/>
      <text:h text:style-name="Heading_20_3" text:outline-level="3"><text:span text:style-name="Strong_20_Emphasis">12. What is linear regression, and how is it used?</text:span></text:h>
      <text:p text:style-name="Text_20_body">Linear regression models the relationship between two variables by fitting a straight line (regression line) through the data points. The equation is:</text:p>
      <text:p text:style-name="Text_20_body">y=mx+cy = mx + c </text:p>
      <text:p text:style-name="Text_20_body">Where:</text:p>
      <text:list text:style-name="L3">
        <text:list-item>
          <text:p text:style-name="P9">yy = predicted value </text:p>
        </text:list-item>
        <text:list-item>
          <text:p text:style-name="P9">mm = slope </text:p>
        </text:list-item>
        <text:list-item>
          <text:p text:style-name="P9">xx = independent variable </text:p>
        </text:list-item>
        <text:list-item>
          <text:p text:style-name="P8">cc = intercept </text:p>
        </text:list-item>
      </text:list>
      <text:p text:style-name="Text_20_body">It’s used for predicting continuous outcomes, like sales based on advertising spend.</text:p>
      <text:p text:style-name="Horizontal_20_Line"/>
      <text:h text:style-name="Heading_20_3" text:outline-level="3"><text:span text:style-name="Strong_20_Emphasis">13. What is the Central Limit Theorem (CLT)?</text:span></text:h>
      <text:p text:style-name="Text_20_body">The Central Limit Theorem states that the distribution of the sample mean approximates a normal distribution, regardless of the population's distribution, provided the sample size is sufficiently large (typically n≥30n \geq 30).<text:line-break/>This theorem is fundamental because it justifies using normal distribution techniques for hypothesis testing and confidence intervals, even when the data itself is not normally distributed.</text:p>
      <text:p text:style-name="Horizontal_20_Line"/>
      <text:h text:style-name="Heading_20_3" text:outline-level="3"><text:span text:style-name="Strong_20_Emphasis">14. What is sampling bias, and how can it be avoided?</text:span></text:h>
      <text:p text:style-name="Text_20_body">Sampling bias occurs when a sample is not representative of the population. It can lead to misleading conclusions.<text:line-break/><text:soft-page-break/>To avoid sampling bias, we use random sampling techniques and ensure that every individual has an equal chance of being selected. Stratified sampling is also useful when dealing with diverse populations.</text:p>
      <text:p text:style-name="Horizontal_20_Line"/>
      <text:h text:style-name="Heading_20_3" text:outline-level="3"><text:span text:style-name="Strong_20_Emphasis">15. How would you handle missing data in a dataset?</text:span></text:h>
      <text:p text:style-name="Text_20_body">There are several ways to handle missing data, including:</text:p>
      <text:list text:style-name="L4">
        <text:list-item>
          <text:p text:style-name="P11"><text:span text:style-name="Strong_20_Emphasis">Deletion:</text:span> Removing rows with missing values (if they are few). </text:p>
        </text:list-item>
        <text:list-item>
          <text:p text:style-name="P11"><text:span text:style-name="Strong_20_Emphasis">Imputation:</text:span> Filling missing values using the mean, median, or mode. </text:p>
        </text:list-item>
        <text:list-item>
          <text:p text:style-name="P11"><text:span text:style-name="Strong_20_Emphasis">Prediction Models:</text:span> Using algorithms to predict missing values. </text:p>
        </text:list-item>
        <text:list-item>
          <text:p text:style-name="P10"><text:span text:style-name="Strong_20_Emphasis">Data Augmentation:</text:span> Generating synthetic data to fill gaps. </text:p>
        </text:list-item>
      </text:list>
      <text:p text:style-name="Text_20_body">The choice of method depends on the context and the nature of the data.</text:p>
      <text:p text:style-name="P1"><text:span text:style-name="T1"/></text:p>
      <text:p text:style-name="P13"><text:span text:style-name="T1">Sure! Here are more statistics interview questions along with confident and clear answers:</text:span></text:p>
      <text:p text:style-name="Horizontal_20_Line"/>
      <text:h text:style-name="Heading_20_3" text:outline-level="3"><text:span text:style-name="Strong_20_Emphasis">16. What is the difference between correlation and causation?</text:span></text:h>
      <text:p text:style-name="Text_20_body">Correlation indicates a relationship between two variables, meaning they move together. However, it doesn’t imply that one variable causes the other to change.<text:line-break/>Causation, on the other hand, means that a change in one variable directly results in a change in another.</text:p>
      <text:p text:style-name="Text_20_body">For example, ice cream sales and drowning incidents may be correlated because both increase during the summer, but one doesn’t cause the other. This highlights the importance of not mistaking correlation for causation.</text:p>
      <text:p text:style-name="Horizontal_20_Line"/>
      <text:h text:style-name="Heading_20_3" text:outline-level="3"><text:span text:style-name="Strong_20_Emphasis">17. What are Type I and Type II errors?</text:span></text:h>
      <text:list text:style-name="L5">
        <text:list-item>
          <text:p text:style-name="P15">A <text:span text:style-name="Strong_20_Emphasis">Type I error</text:span> occurs when we incorrectly reject the null hypothesis when it is actually true (a false positive). </text:p>
        </text:list-item>
        <text:list-item>
          <text:p text:style-name="P14">A <text:span text:style-name="Strong_20_Emphasis">Type II error</text:span> happens when we fail to reject the null hypothesis when it is actually false (a false negative). </text:p>
        </text:list-item>
      </text:list>
      <text:p text:style-name="Text_20_body">For example, if a medical test falsely detects a disease (Type I), or fails to detect a disease when it’s present (Type II). Minimizing one type of error often increases the other, so balancing them is crucial.</text:p>
      <text:p text:style-name="Horizontal_20_Line"/>
      <text:h text:style-name="Heading_20_3" text:outline-level="3"><text:span text:style-name="Strong_20_Emphasis">18. What is the p-value, and how do you interpret it?</text:span></text:h>
      <text:p text:style-name="Text_20_body">The <text:span text:style-name="Strong_20_Emphasis">p-value</text:span> is the probability of obtaining results as extreme as the observed ones, assuming the null hypothesis is true.</text:p>
      <text:list text:style-name="L6">
        <text:list-item>
          <text:p text:style-name="P17"><text:soft-page-break/>A <text:span text:style-name="Strong_20_Emphasis">small p-value</text:span> (typically &lt; 0.05) indicates strong evidence against the null hypothesis, leading to its rejection. </text:p>
        </text:list-item>
        <text:list-item>
          <text:p text:style-name="P16">A <text:span text:style-name="Strong_20_Emphasis">large p-value</text:span> means there is not enough evidence to reject the null hypothesis. </text:p>
        </text:list-item>
      </text:list>
      <text:p text:style-name="Text_20_body">For example, a p-value of 0.03 means there’s a 3% chance that the observed results occurred by random chance if the null hypothesis is true.</text:p>
      <text:p text:style-name="Horizontal_20_Line"/>
      <text:h text:style-name="Heading_20_3" text:outline-level="3"><text:span text:style-name="Strong_20_Emphasis">19. What is the difference between a population and a sample?</text:span></text:h>
      <text:p text:style-name="Text_20_body">A <text:span text:style-name="Strong_20_Emphasis">population</text:span> includes all members of a group that we are interested in studying, while a <text:span text:style-name="Strong_20_Emphasis">sample</text:span> is a subset of that population.<text:line-break/>For instance, if we want to study the average height of students in a university, the population is all students, while the sample might be a group of 100 randomly chosen students.<text:line-break/>Sampling is used because analyzing an entire population is often impractical or impossible.</text:p>
      <text:p text:style-name="Horizontal_20_Line"/>
      <text:h text:style-name="Heading_20_3" text:outline-level="3"><text:span text:style-name="Strong_20_Emphasis">20. What is the difference between parametric and non-parametric tests?</text:span></text:h>
      <text:list text:style-name="L7">
        <text:list-item>
          <text:p text:style-name="P19"><text:span text:style-name="Strong_20_Emphasis">Parametric tests</text:span> make assumptions about the underlying population distribution (e.g., normality). Examples include the t-test and ANOVA. </text:p>
        </text:list-item>
        <text:list-item>
          <text:p text:style-name="P18"><text:span text:style-name="Strong_20_Emphasis">Non-parametric tests</text:span> do not assume a specific distribution and are useful when data doesn’t meet parametric assumptions. Examples include the Mann-Whitney U test and the Kruskal-Wallis test. </text:p>
        </text:list-item>
      </text:list>
      <text:p text:style-name="Text_20_body">Choosing between these tests depends on whether the data follows a normal distribution or not.</text:p>
      <text:p text:style-name="Horizontal_20_Line"/>
      <text:h text:style-name="Heading_20_3" text:outline-level="3"><text:span text:style-name="Strong_20_Emphasis">21. What is ANOVA, and when is it used?</text:span></text:h>
      <text:p text:style-name="Text_20_body">ANOVA (Analysis of Variance) is a statistical technique used to compare the means of three or more groups to determine whether at least one group mean is significantly different from the others.<text:line-break/>It tests the hypothesis that the means of all groups are equal.<text:line-break/>For example, ANOVA is used to compare the effectiveness of three different teaching methods on students’ test scores.</text:p>
      <text:p text:style-name="Horizontal_20_Line"/>
      <text:h text:style-name="Heading_20_3" text:outline-level="3"><text:span text:style-name="Strong_20_Emphasis">22. What is a confidence interval?</text:span></text:h>
      <text:p text:style-name="Text_20_body">A confidence interval is a range of values used to estimate a population parameter. It is calculated from the sample data and provides a range within which the parameter is expected to lie, with a specified confidence level (e.g., 95%).<text:line-break/>For example, a 95% confidence interval of [4.5, 6.5] means we are 95% confident that the true mean lies within that range.</text:p>
      <text:p text:style-name="Horizontal_20_Line"/>
      <text:h text:style-name="Heading_20_3" text:outline-level="3"><text:span text:style-name="Strong_20_Emphasis">23. What is hypothesis testing? Explain with an example.</text:span></text:h>
      <text:p text:style-name="Text_20_body">Hypothesis testing is a statistical method to make decisions based on sample data. It involves:</text:p>
      <text:list text:style-name="L8">
        <text:list-item>
          <text:p text:style-name="P21"><text:soft-page-break/>Formulating the <text:span text:style-name="Strong_20_Emphasis">null (H0)</text:span> and <text:span text:style-name="Strong_20_Emphasis">alternative (H1)</text:span> hypotheses. </text:p>
        </text:list-item>
        <text:list-item>
          <text:p text:style-name="P21">Selecting a significance level (alpha, usually 0.05). </text:p>
        </text:list-item>
        <text:list-item>
          <text:p text:style-name="P21">Calculating the <text:span text:style-name="Strong_20_Emphasis">test statistic</text:span>. </text:p>
        </text:list-item>
        <text:list-item>
          <text:p text:style-name="P21">Determining the <text:span text:style-name="Strong_20_Emphasis">p-value</text:span>. </text:p>
        </text:list-item>
        <text:list-item>
          <text:p text:style-name="P20">Making a <text:span text:style-name="Strong_20_Emphasis">decision</text:span>: Reject H0 if the p-value is less than alpha. </text:p>
        </text:list-item>
      </text:list>
      <text:p text:style-name="Text_20_body">For example, testing whether a new drug is more effective than the existing one involves hypothesis testing.</text:p>
      <text:p text:style-name="Horizontal_20_Line"/>
      <text:h text:style-name="Heading_20_3" text:outline-level="3"><text:span text:style-name="Strong_20_Emphasis">24. What are outliers, and how do you detect them?</text:span></text:h>
      <text:p text:style-name="Text_20_body">Outliers are data points that differ significantly from other observations. They can arise due to variability, measurement errors, or anomalies.<text:line-break/>Common methods for detecting outliers include:</text:p>
      <text:list text:style-name="L9">
        <text:list-item>
          <text:p text:style-name="P23"><text:span text:style-name="Strong_20_Emphasis">Box Plots:</text:span> Visualize data distribution and detect outliers. </text:p>
        </text:list-item>
        <text:list-item>
          <text:p text:style-name="P23"><text:span text:style-name="Strong_20_Emphasis">Z-Score:</text:span> Values beyond 3 standard deviations are considered outliers. </text:p>
        </text:list-item>
        <text:list-item>
          <text:p text:style-name="P22"><text:span text:style-name="Strong_20_Emphasis">IQR (Interquartile Range):</text:span> Values falling below Q1 - 1.5×IQR or above Q3 + 1.5×IQR are outliers. </text:p>
        </text:list-item>
      </text:list>
      <text:p text:style-name="Horizontal_20_Line"/>
      <text:h text:style-name="Heading_20_3" text:outline-level="3"><text:span text:style-name="Strong_20_Emphasis">25. What is a Z-Score?</text:span></text:h>
      <text:p text:style-name="Text_20_body">A Z-Score measures how many standard deviations a data point is from the mean. It is calculated as:</text:p>
      <text:p text:style-name="Text_20_body">Z=(X−μ)σZ = \frac{(X - \mu)}{\sigma} </text:p>
      <text:p text:style-name="Text_20_body">Where:</text:p>
      <text:list text:style-name="L10">
        <text:list-item>
          <text:p text:style-name="P25">XX = individual value </text:p>
        </text:list-item>
        <text:list-item>
          <text:p text:style-name="P25">μ\mu = mean </text:p>
        </text:list-item>
        <text:list-item>
          <text:p text:style-name="P24">σ\sigma = standard deviation </text:p>
        </text:list-item>
      </text:list>
      <text:p text:style-name="Text_20_body">A Z-Score of +2 indicates the value is 2 standard deviations above the mean, while -2 means it is 2 standard deviations below. It helps in identifying outliers and comparing data from different distributions.</text:p>
      <text:p text:style-name="Horizontal_20_Line"/>
      <text:h text:style-name="Heading_20_3" text:outline-level="3"><text:span text:style-name="Strong_20_Emphasis">26. What is a random variable?</text:span></text:h>
      <text:p text:style-name="Text_20_body">A random variable is a variable whose values result from the outcomes of a random phenomenon.</text:p>
      <text:list text:style-name="L11">
        <text:list-item>
          <text:p text:style-name="P27"><text:span text:style-name="Strong_20_Emphasis">Discrete Random Variable:</text:span> Takes specific values (e.g., number of heads in 10 coin flips). </text:p>
        </text:list-item>
        <text:list-item>
          <text:p text:style-name="P26"><text:span text:style-name="Strong_20_Emphasis">Continuous Random Variable:</text:span> Takes any value within a given range (e.g., height of individuals). </text:p>
        </text:list-item>
      </text:list>
      <text:p text:style-name="Text_20_body">Random variables are fundamental in probability theory and statistics for modeling uncertain outcomes.</text:p>
      <text:p text:style-name="Horizontal_20_Line"/>
      <text:h text:style-name="Heading_20_3" text:outline-level="3"><text:soft-page-break/><text:span text:style-name="Strong_20_Emphasis">27. What is the difference between point estimation and interval estimation?</text:span></text:h>
      <text:list text:style-name="L12">
        <text:list-item>
          <text:p text:style-name="P29"><text:span text:style-name="Strong_20_Emphasis">Point Estimation:</text:span> Provides a single value as an estimate of a population parameter (e.g., the sample mean as an estimate of the population mean). </text:p>
        </text:list-item>
        <text:list-item>
          <text:p text:style-name="P28"><text:span text:style-name="Strong_20_Emphasis">Interval Estimation:</text:span> Provides a range within which the parameter is likely to lie, like a confidence interval. </text:p>
        </text:list-item>
      </text:list>
      <text:p text:style-name="Text_20_body">Interval estimation is more informative because it accounts for variability and uncertainty.</text:p>
      <text:p text:style-name="Horizontal_20_Line"/>
      <text:h text:style-name="Heading_20_3" text:outline-level="3"><text:span text:style-name="Strong_20_Emphasis">28. What are residuals in regression analysis?</text:span></text:h>
      <text:p text:style-name="Text_20_body">Residuals are the differences between the observed values and the predicted values from a regression model. They represent the error or noise in the model.<text:line-break/>Residuals can be calculated as:</text:p>
      <text:p text:style-name="Text_20_body">Residual=Observed Value−Predicted Value\text{Residual} = \text{Observed Value} - \text{Predicted Value} </text:p>
      <text:p text:style-name="Text_20_body">Analyzing residuals helps assess the model’s accuracy and identify potential outliers.</text:p>
      <text:p text:style-name="Horizontal_20_Line"/>
      <text:h text:style-name="Heading_20_3" text:outline-level="3"><text:span text:style-name="Strong_20_Emphasis">29. What is multicollinearity in regression?</text:span></text:h>
      <text:p text:style-name="Text_20_body">Multicollinearity occurs when independent variables in a regression model are highly correlated. It can distort the coefficient estimates and make them unstable.<text:line-break/>Techniques to handle multicollinearity include:</text:p>
      <text:list text:style-name="L13">
        <text:list-item>
          <text:p text:style-name="P31"><text:span text:style-name="Strong_20_Emphasis">Removing highly correlated predictors.</text:span> </text:p>
        </text:list-item>
        <text:list-item>
          <text:p text:style-name="P31"><text:span text:style-name="Strong_20_Emphasis">Using dimensionality reduction techniques like PCA.</text:span> </text:p>
        </text:list-item>
        <text:list-item>
          <text:p text:style-name="P30"><text:span text:style-name="Strong_20_Emphasis">Regularization methods (like Ridge Regression).</text:span> </text:p>
        </text:list-item>
      </text:list>
      <text:p text:style-name="Horizontal_20_Line"/>
      <text:h text:style-name="Heading_20_3" text:outline-level="3"><text:span text:style-name="Strong_20_Emphasis">30. What is the difference between a t-test and a z-test?</text:span></text:h>
      <text:list text:style-name="L14">
        <text:list-item>
          <text:p text:style-name="P33">A <text:span text:style-name="Strong_20_Emphasis">t-test</text:span> is used when the sample size is small (usually n&lt;30n &lt; 30) and the population standard deviation is unknown. </text:p>
        </text:list-item>
        <text:list-item>
          <text:p text:style-name="P32">A <text:span text:style-name="Strong_20_Emphasis">z-test</text:span> is used when the sample size is large and the population standard deviation is known. </text:p>
        </text:list-item>
      </text:list>
      <text:p text:style-name="Text_20_body">Both tests are used to determine whether there is a significant difference between sample and population means.</text:p>
      <text:p text:style-name="P1"><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5T17:17:37.973951940</meta:creation-date>
    <dc:date>2025-03-15T17:22:01.385240449</dc:date>
    <meta:editing-duration>PT4M26S</meta:editing-duration>
    <meta:editing-cycles>1</meta:editing-cycles>
    <meta:document-statistic meta:table-count="0" meta:image-count="0" meta:object-count="0" meta:page-count="7" meta:paragraph-count="121" meta:word-count="2184" meta:character-count="13499" meta:non-whitespace-character-count="11432"/>
    <meta:generator>LibreOffice/24.2.7.2$Linux_X86_64 LibreOffice_project/420$Build-2</meta:generator>
  </office:meta>
</office:document-meta>
</file>